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4.249cm"/>
    </style:style>
    <style:style style:name="Tabla1.B" style:family="table-column">
      <style:table-column-properties style:column-width="7.26cm"/>
    </style:style>
    <style:style style:name="Tabla1.C" style:family="table-column">
      <style:table-column-properties style:column-width="2.487cm"/>
    </style:style>
    <style:style style:name="Tabla1.D" style:family="table-column">
      <style:table-column-properties style:column-width="3.01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5.666cm"/>
    </style:style>
    <style:style style:name="Tabla2.B" style:family="table-column">
      <style:table-column-properties style:column-width="10.104cm"/>
    </style:style>
    <style:style style:name="Tabla2.C" style:family="table-column">
      <style:table-column-properties style:column-width="1.244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style:font-name="Arial" fo:font-size="9pt" style:font-size-asian="9pt" style:font-size-complex="9pt"/>
    </style:style>
    <style:style style:name="P2" style:family="paragraph" style:parent-style-name="Table_20_Contents">
      <style:paragraph-properties fo:text-align="justify" style:justify-single-word="false"/>
      <style:text-properties style:font-name="Arial" fo:font-size="9pt" officeooo:rsid="000e9459" officeooo:paragraph-rsid="000e9459" style:font-size-asian="9pt" style:font-size-complex="9pt"/>
    </style:style>
    <style:style style:name="P3" style:family="paragraph" style:parent-style-name="Table_20_Contents">
      <style:paragraph-properties fo:text-align="justify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style:font-name="Arial" fo:font-size="9pt" officeooo:rsid="0010face" officeooo:paragraph-rsid="0010face" style:font-size-asian="9pt" style:font-size-complex="9pt"/>
    </style:style>
    <style:style style:name="P9" style:family="paragraph" style:parent-style-name="Table_20_Contents">
      <style:paragraph-properties fo:text-align="justify" style:justify-single-word="false"/>
      <style:text-properties style:font-name="Arial" fo:font-size="9pt" officeooo:rsid="00111ec4" officeooo:paragraph-rsid="00111ec4" style:font-size-asian="9pt" style:font-size-complex="9pt"/>
    </style:style>
    <style:style style:name="P10" style:family="paragraph" style:parent-style-name="Table_20_Contents" style:list-style-name="L1">
      <style:paragraph-properties fo:text-align="justify" style:justify-single-word="false"/>
      <style:text-properties style:font-name="Arial" fo:font-size="9pt" style:font-size-asian="9pt" style:font-size-complex="9pt"/>
    </style:style>
    <style:style style:name="P11" style:family="paragraph" style:parent-style-name="Table_20_Contents" style:list-style-name="L2">
      <style:paragraph-properties fo:text-align="justify" style:justify-single-word="false"/>
      <style:text-properties style:font-name="Arial" fo:font-size="9pt" style:font-size-asian="9pt" style:font-size-complex="9pt"/>
    </style:style>
    <style:style style:name="P12" style:family="paragraph" style:parent-style-name="Table_20_Contents" style:list-style-name="L3">
      <style:paragraph-properties fo:text-align="justify" style:justify-single-word="false"/>
      <style:text-properties style:font-name="Arial" fo:font-size="9pt" officeooo:paragraph-rsid="000f6f0f" style:font-size-asian="9pt" style:font-size-complex="9pt"/>
    </style:style>
    <style:style style:name="P13" style:family="paragraph" style:parent-style-name="Table_20_Contents" style:list-style-name="L3">
      <style:paragraph-properties fo:text-align="justify" style:justify-single-word="false"/>
      <style:text-properties style:font-name="Arial" fo:font-size="9pt" officeooo:rsid="000e9459" officeooo:paragraph-rsid="000f6f0f" style:font-size-asian="9pt" style:font-size-complex="9pt"/>
    </style:style>
    <style:style style:name="P14" style:family="paragraph" style:parent-style-name="Table_20_Contents" style:list-style-name="L3">
      <style:paragraph-properties fo:text-align="justify" style:justify-single-word="false"/>
      <style:text-properties style:font-name="Arial" fo:font-size="9pt" officeooo:rsid="000f6f0f" officeooo:paragraph-rsid="000f6f0f" style:font-size-asian="9pt" style:font-size-complex="9pt"/>
    </style:style>
    <style:style style:name="P15" style:family="paragraph">
      <style:paragraph-properties fo:text-align="center"/>
    </style:style>
    <style:style style:name="T1" style:family="text">
      <style:text-properties officeooo:rsid="000e9459"/>
    </style:style>
    <style:style style:name="T2" style:family="text">
      <style:text-properties officeooo:rsid="000f6f0f"/>
    </style:style>
    <style:style style:name="T3" style:family="text">
      <style:text-properties officeooo:rsid="00114c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ista de Revisión del Código</text:p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3">Nombre:</text:p>
          </table:table-cell>
          <table:table-cell table:style-name="Tabla1.B1" table:number-columns-spanned="3" office:value-type="string">
            <text:p text:style-name="P8">Javier Alonso Viana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3">Programa/Clase:</text:p>
          </table:table-cell>
          <table:table-cell table:style-name="Tabla1.B2" table:number-columns-spanned="3" office:value-type="string">
            <text:p text:style-name="P8"><text:span text:style-name="T3">listaTaxisMouseClicked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3">Fecha:</text:p>
          </table:table-cell>
          <table:table-cell table:style-name="Tabla1.A2" office:value-type="string">
            <text:p text:style-name="P9">08/05/2013</text:p>
          </table:table-cell>
          <table:table-cell table:style-name="Tabla1.A2" office:value-type="string">
            <text:p text:style-name="P3">Lenguaje:</text:p>
          </table:table-cell>
          <table:table-cell table:style-name="Tabla1.B2" office:value-type="string">
            <text:p text:style-name="P1">Java</text:p>
          </table:table-cell>
        </table:table-row>
      </table:table>
      <text:p text:style-name="P6"/>
      <text:p text:style-name="P7">Elementos a revisar</text:p>
      <text:p text:style-name="P5"><draw:path text:anchor-type="paragraph" draw:z-index="4" draw:style-name="gr1" draw:text-style-name="P15" svg:width="0.546cm" svg:height="0.689cm" draw:transform="skewX (-0.0513126800086333) rotate (-1.37601758227233) translate (16.748125cm 5.40984722222222cm)" svg:viewBox="0 0 547 690" svg:d="m156 627c852 303 80-585-156-627l29 41"><text:p/></draw:path><draw:path text:anchor-type="paragraph" draw:z-index="7" draw:style-name="gr1" draw:text-style-name="P15" svg:width="0.546cm" svg:height="0.689cm" draw:transform="skewX (-0.0513126800086333) rotate (-1.37601758227233) translate (16.66875cm 9.08755555555555cm)" svg:viewBox="0 0 547 690" svg:d="m156 627c852 303 80-585-156-627l29 41"><text:p/></draw:path><draw:path text:anchor-type="paragraph" draw:z-index="10" draw:style-name="gr1" draw:text-style-name="P15" svg:width="0.546cm" svg:height="0.689cm" draw:transform="skewX (-0.0513126800086333) rotate (-1.37601758227233) translate (16.9156944444444cm 0.183444444444445cm)" svg:viewBox="0 0 547 690" svg:d="m156 627c852 303 80-585-156-627l29 41"><text:p/></draw:path>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"><draw:path text:anchor-type="paragraph" draw:z-index="0" draw:style-name="gr1" draw:text-style-name="P15" svg:width="0.546cm" svg:height="0.689cm" draw:transform="skewX (-0.0513126800086333) rotate (-1.37601758227233) translate (16.7763472222222cm 2.49061111111111cm)" svg:viewBox="0 0 547 690" svg:d="m156 627c852 303 80-585-156-627l29 41"><text:p/></draw:path>Completo</text:p>
          </table:table-cell>
          <table:table-cell table:style-name="Tabla2.A1" office:value-type="string">
            <text:p text:style-name="P1">Verificar que el código cumple con los requisitos.</text:p>
          </table:table-cell>
          <table:table-cell table:style-name="Tabla2.C1" office:value-type="string">
            <text:p text:style-name="P1"><draw:path text:anchor-type="paragraph" draw:z-index="1" draw:style-name="gr1" draw:text-style-name="P15" svg:width="0.546cm" svg:height="0.689cm" draw:transform="skewX (-0.0513126800086333) rotate (-1.37601758227233) translate (0.913694444444457cm 0.183444444444443cm)" svg:viewBox="0 0 547 690" svg:d="m156 627c852 303 80-585-156-627l29 41"><text:p/></draw:path></text:p>
          </table:table-cell>
        </table:table-row>
        <table:table-row>
          <table:table-cell table:style-name="Tabla2.A2" office:value-type="string">
            <text:p text:style-name="P1">Imports</text:p>
          </table:table-cell>
          <table:table-cell table:style-name="Tabla2.A2" office:value-type="string">
            <text:p text:style-name="P1">Verificar que los imports son correctos</text:p>
          </table:table-cell>
          <table:table-cell table:style-name="Tabla2.C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1">Inicializaciones</text:p>
          </table:table-cell>
          <table:table-cell table:style-name="Tabla2.A2" office:value-type="string">
            <text:p text:style-name="P1">Verificar la inicialización de las variables y los parámetros:</text:p>
            <text:list xml:id="list6741710843517211241" text:style-name="L1">
              <text:list-item>
                <text:p text:style-name="P10">En el inicio del programa.</text:p>
              </text:list-item>
              <text:list-item>
                <text:p text:style-name="P10">Al comienzo de cada bucle.</text:p>
              </text:list-item>
              <text:list-item>
                <text:p text:style-name="P10">En la entrada de cada clase.</text:p>
              </text:list-item>
            </text:list>
          </table:table-cell>
          <table:table-cell table:style-name="Tabla2.C2" office:value-type="string">
            <text:p text:style-name="P1"><draw:path text:anchor-type="paragraph" draw:z-index="2" draw:style-name="gr1" draw:text-style-name="P15" svg:width="0.546cm" svg:height="0.689cm" draw:transform="skewX (-0.0513126800086333) rotate (-1.37601758227233) translate (0.781402777777781cm 0.389819444444444cm)" svg:viewBox="0 0 547 690" svg:d="m156 627c852 303 80-585-156-627l29 41"><text:p/></draw:path></text:p>
          </table:table-cell>
        </table:table-row>
        <table:table-row>
          <table:table-cell table:style-name="Tabla2.A2" office:value-type="string">
            <text:p text:style-name="P1"><draw:path text:anchor-type="paragraph" draw:z-index="3" draw:style-name="gr1" draw:text-style-name="P15" svg:width="0.546cm" svg:height="0.689cm" draw:transform="skewX (-0.0513126800086333) rotate (-1.37601758227233) translate (16.6511111111111cm 0.929569444444444cm)" svg:viewBox="0 0 547 690" svg:d="m156 627c852 303 80-585-156-627l29 41"><text:p/></draw:path>Llamadas</text:p>
          </table:table-cell>
          <table:table-cell table:style-name="Tabla2.A2" office:value-type="string">
            <text:p text:style-name="P1">Verificar que las llamadas a funciones son correctas.</text:p>
          </table:table-cell>
          <table:table-cell table:style-name="Tabla2.C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1">Nombres</text:p>
          </table:table-cell>
          <table:table-cell table:style-name="Tabla2.A2" office:value-type="string">
            <text:p text:style-name="P1">Verificar los nombres y los usos.</text:p>
            <text:list xml:id="list1769311258927069886" text:style-name="L2">
              <text:list-item>
                <text:p text:style-name="P11">¿Son consistentes?</text:p>
              </text:list-item>
              <text:list-item>
                <text:p text:style-name="P11">¿Están dentro del alcance establecido?</text:p>
              </text:list-item>
              <text:list-item>
                <text:p text:style-name="P11">¿Todas las estructuras y clases utilizan la referencia .? </text:p>
              </text:list-item>
            </text:list>
          </table:table-cell>
          <table:table-cell table:style-name="Tabla2.C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1">Strings</text:p>
          </table:table-cell>
          <table:table-cell table:style-name="Tabla2.A2" office:value-type="string">
            <text:p text:style-name="P1">Verificar que los strings están identificados correctamente.</text:p>
          </table:table-cell>
          <table:table-cell table:style-name="Tabla2.C2" office:value-type="string">
            <text:p text:style-name="P1"><draw:path text:anchor-type="paragraph" draw:z-index="5" draw:style-name="gr1" draw:text-style-name="P15" svg:width="0.546cm" svg:height="0.689cm" draw:transform="skewX (-0.0513126800086333) rotate (-1.37601758227233) translate (0.881944444444451cm 0.194027777777778cm)" svg:viewBox="0 0 547 690" svg:d="m156 627c852 303 80-585-156-627l29 41"><text:p/></draw:path></text:p>
          </table:table-cell>
        </table:table-row>
        <table:table-row>
          <table:table-cell table:style-name="Tabla2.A2" office:value-type="string">
            <text:p text:style-name="P1">Formato de salida</text:p>
          </table:table-cell>
          <table:table-cell table:style-name="Tabla2.A2" office:value-type="string">
            <text:p text:style-name="P1">Verificar que las salidas</text:p>
          </table:table-cell>
          <table:table-cell table:style-name="Tabla2.C2" office:value-type="string">
            <text:p text:style-name="P1"><draw:path text:anchor-type="paragraph" draw:z-index="9" draw:style-name="gr1" draw:text-style-name="P15" svg:width="0.546cm" svg:height="0.689cm" draw:transform="skewX (-0.0513126800086333) rotate (-1.37601758227233) translate (0.881944444444444cm 0.319263888888889cm)" svg:viewBox="0 0 547 690" svg:d="m156 627c852 303 80-585-156-627l29 41"><text:p/></draw:path></text:p>
          </table:table-cell>
        </table:table-row>
        <table:table-row>
          <table:table-cell table:style-name="Tabla2.A2" office:value-type="string">
            <text:p text:style-name="P1">Parejas de (<text:span text:style-name="T1">), </text:span><text:span text:style-name="T2">[], {} y &lt;&gt;</text:span></text:p>
          </table:table-cell>
          <table:table-cell table:style-name="Tabla2.A2" office:value-type="string">
            <text:p text:style-name="P1"/>
          </table:table-cell>
          <table:table-cell table:style-name="Tabla2.C2" office:value-type="string">
            <text:p text:style-name="P1"><draw:path text:anchor-type="paragraph" draw:z-index="8" draw:style-name="gr1" draw:text-style-name="P15" svg:width="0.546cm" svg:height="0.689cm" draw:transform="skewX (-0.0513126800086333) rotate (-1.37601758227233) translate (0.989541666666667cm 0.127cm)" svg:viewBox="0 0 547 690" svg:d="m156 627c852 303 80-585-156-627l29 41"><text:p/></draw:path></text:p>
          </table:table-cell>
        </table:table-row>
        <table:table-row>
          <table:table-cell table:style-name="Tabla2.A2" office:value-type="string">
            <text:p text:style-name="P1">Operadores lógicos</text:p>
          </table:table-cell>
          <table:table-cell table:style-name="Tabla2.A2" office:value-type="string">
            <text:p text:style-name="P1"/>
          </table:table-cell>
          <table:table-cell table:style-name="Tabla2.C2" office:value-type="string">
            <text:p text:style-name="P1"><draw:path text:anchor-type="paragraph" draw:z-index="6" draw:style-name="gr1" draw:text-style-name="P15" svg:width="0.546cm" svg:height="0.689cm" draw:transform="skewX (-0.0513126800086333) rotate (-1.37601758227233) translate (0.881944444444448cm 0.252236111111111cm)" svg:viewBox="0 0 547 690" svg:d="m156 627c852 303 80-585-156-627l29 41"><text:p/></draw:path></text:p>
          </table:table-cell>
        </table:table-row>
        <table:table-row>
          <table:table-cell table:style-name="Tabla2.A2" office:value-type="string">
            <text:p text:style-name="P1">Verificación línea a línea</text:p>
          </table:table-cell>
          <table:table-cell table:style-name="Tabla2.A2" office:value-type="string">
            <text:p text:style-name="P1"/>
          </table:table-cell>
          <table:table-cell table:style-name="Tabla2.C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1">Estándares</text:p>
          </table:table-cell>
          <table:table-cell table:style-name="Tabla2.A2" office:value-type="string">
            <text:p text:style-name="P2">Verificar la concordancia del código con el estándar de desarrollo:</text:p>
            <text:list xml:id="list7120808655717586409" text:style-name="L3">
              <text:list-item>
                <text:p text:style-name="P13">Nombres de variables</text:p>
              </text:list-item>
              <text:list-item>
                <text:p text:style-name="P12"><text:span text:style-name="T2">Nombres de</text:span><text:span text:style-name="T1"> </text:span><text:span text:style-name="T2">Clases</text:span></text:p>
              </text:list-item>
              <text:list-item>
                <text:p text:style-name="P14">Nombres de métodos</text:p>
              </text:list-item>
            </text:list>
          </table:table-cell>
          <table:table-cell table:style-name="Tabla2.C2" office:value-type="string">
            <text:p text:style-name="P1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ga </meta:initial-creator>
    <meta:creation-date>2013-05-08T12:20:42</meta:creation-date>
    <dc:date>2013-05-10T02:11:22.62</dc:date>
    <meta:editing-duration>P0D</meta:editing-duration>
    <meta:editing-cycles>4</meta:editing-cycles>
    <meta:generator>LibreOffice/4.0.1.2$Windows_x86 LibreOffice_project/84102822e3d61eb989ddd325abf1ac077904985</meta:generator>
    <meta:document-statistic meta:table-count="2" meta:image-count="0" meta:object-count="0" meta:page-count="1" meta:paragraph-count="38" meta:word-count="149" meta:character-count="936" meta:non-whitespace-character-count="833"/>
  </office:meta>
</office:document-meta>
</file>